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list-style-name="LFO1" style:family="paragraph">
      <style:paragraph-properties fo:margin-bottom="0in" fo:line-height="100%"/>
      <style:text-properties fo:color="#FF0000"/>
    </style:style>
    <style:style style:name="P66" style:parent-style-name="ListParagraph" style:list-style-name="LFO1" style:family="paragraph">
      <style:paragraph-properties fo:margin-bottom="0in" fo:line-height="100%"/>
      <style:text-properties fo:color="#FF0000"/>
    </style:style>
    <style:style style:name="P67" style:parent-style-name="ListParagraph" style:list-style-name="LFO1" style:family="paragraph">
      <style:paragraph-properties fo:margin-bottom="0in" fo:line-height="100%"/>
      <style:text-properties fo:color="#FF0000"/>
    </style:style>
    <style:style style:name="P68" style:parent-style-name="ListParagraph" style:list-style-name="LFO1" style:family="paragraph">
      <style:paragraph-properties fo:margin-bottom="0in" fo:line-height="100%"/>
      <style:text-properties fo:color="#FF0000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Indsæt note for tilmeldt kursist på kursus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 19 UC 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Opretter en note for den enkelte kursist omkring det kursus. Denne note er TIL kursisten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Nil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Kursisten skal være tilmeldt det pågældende kursus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Underviser/betalingsansvarlig/administrator af en art ønsker at hæfte en note til en enkelt kursist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administrator trykker på teksten ”INDSÆT NOTE”</text:p>
              </text:list-item>
              <text:list-item>
                <text:p text:style-name="P66">admin indtaster den ønskede note</text:p>
              </text:list-item>
              <text:list-item>
                <text:p text:style-name="P67">admin trykker gem</text:p>
              </text:list-item>
              <text:list-item>
                <text:p text:style-name="P68">noten er gemt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Alternate flow/</text:p>
            <text:p text:style-name="P72">Exceptions:</text:p>
          </table:table-cell>
          <table:table-cell table:style-name="TableCell73">
            <text:p text:style-name="P74"><text:s/><text:s text:c="6"/>1a. hvis der i forvejen er en note tilknyttet den pågældende kursist, trykker admin i stedet på ”RET NOTE”</text:p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Admin har skrevet en note og denne er blevet gemt til den pågældende kursist.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Allan Søndergaard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 Holm Søndergaard</dc:creator>
    <meta:creation-date>2017-10-29T15:02:00Z</meta:creation-date>
    <dc:date>2017-10-29T15:02:00Z</dc:date>
    <meta:template xlink:href="Normal" xlink:type="simple"/>
    <meta:editing-cycles>2</meta:editing-cycles>
    <meta:editing-duration>PT60S</meta:editing-duration>
    <meta:document-statistic meta:page-count="1" meta:paragraph-count="1" meta:word-count="125" meta:character-count="892" meta:row-count="6" meta:non-whitespace-character-count="768"/>
  </office:meta>
</office:document-meta>
</file>